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8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9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0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style:style style:name="T29" style:family="text">
      <style:text-properties officeooo:rsid="00df58ee"/>
    </style:style>
    <style:style style:name="T30" style:family="text">
      <style:text-properties officeooo:rsid="00e0481a"/>
    </style:style>
    <style:style style:name="T31" style:family="text">
      <style:text-properties officeooo:rsid="00d4e92b"/>
    </style:style>
    <style:style style:name="T32" style:family="text">
      <style:text-properties officeooo:rsid="00e21e38"/>
    </style:style>
    <style:style style:name="T33" style:family="text">
      <style:text-properties officeooo:rsid="00e231f9"/>
    </style:style>
    <style:style style:name="T34" style:family="text">
      <style:text-properties officeooo:rsid="00e3c917"/>
    </style:style>
    <style:style style:name="T35" style:family="text">
      <style:text-properties officeooo:rsid="00e5c193"/>
    </style:style>
    <style:style style:name="T36" style:family="text">
      <style:text-properties officeooo:rsid="00e8fd27"/>
    </style:style>
    <style:style style:name="T37" style:family="text">
      <style:text-properties officeooo:rsid="00e9b5e5"/>
    </style:style>
    <style:style style:name="T38" style:family="text">
      <style:text-properties officeooo:rsid="00eb6f02"/>
    </style:style>
    <style:style style:name="T39" style:family="text">
      <style:text-properties officeooo:rsid="00edc2fa"/>
    </style:style>
    <style:style style:name="T40" style:family="text">
      <style:text-properties officeooo:rsid="00ef98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1174793798040683310" text:style-name="L1">
        <text:list-item>
          <text:p text:style-name="P68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69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70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3225319151122801531" text:style-name="L2">
        <text:list-item>
          <text:p text:style-name="P7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6379922940834801970" text:style-name="L3">
        <text:list-item>
          <text:p text:style-name="P8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88">Comentat exercici 1.3-1</text:p>
        </text:list-item>
        <text:list-item>
          <text:p text:style-name="P90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6737567876814818341" text:style-name="L4">
        <text:list-item>
          <text:p text:style-name="P91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91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115738893741168" text:continue-list="list3225319151122801531" text:style-name="L2">
        <text:list-item>
          <text:p text:style-name="P7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115739129979795" text:continue-numbering="true" text:style-name="L2">
        <text:list-item>
          <text:p text:style-name="P7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73"/>
        </text:list-item>
      </text:list>
      <text:p text:style-name="P25"/>
      <text:p text:style-name="P25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115739405206717" text:continue-numbering="true" text:style-name="L2">
        <text:list-item>
          <text:p text:style-name="P74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92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115740007900025" text:continue-numbering="true" text:style-name="L2">
        <text:list-item>
          <text:p text:style-name="P7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93">Comentat apartat 1.1 Temperatura y calor</text:p>
        </text:list-item>
        <text:list-item>
          <text:p text:style-name="P93">Comentat apartat 1.2 Presión</text:p>
        </text:list-item>
        <text:list-item>
          <text:p text:style-name="P93">Comentat apartat 1.3 Ejercicios temperatura y presión</text:p>
          <text:p text:style-name="P75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115740290860293" text:continue-numbering="true" text:style-name="L2">
        <text:list-item>
          <text:p text:style-name="P95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8"/>
      <text:list xml:id="list115739874341497" text:continue-numbering="true" text:style-name="L2">
        <text:list-item>
          <text:p text:style-name="P7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94">Comentat apartat 1.<text:span text:style-name="T20">4</text:span> <text:span text:style-name="T20">Enrgía y potencia</text:span></text:p>
        </text:list-item>
        <text:list-item>
          <text:p text:style-name="P94">Comentat apartat 1.<text:span text:style-name="T20">5 Ejercicios Energía y potencia</text:span></text:p>
        </text:list-item>
        <text:list-item>
          <text:p text:style-name="P94">Comentat apartat 1.<text:span text:style-name="T20">6.1 Calor específico</text:span></text:p>
        </text:list-item>
      </text:list>
      <text:p text:style-name="P27"/>
      <text:p text:style-name="P47">Di<text:span text:style-name="T3">mecres</text:span><text:tab/><text:span text:style-name="T19">15</text:span>/<text:span text:style-name="T13">10</text:span>/2<text:span text:style-name="T5">5</text:span></text:p>
      <text:p text:style-name="P48"/>
      <text:list xml:id="list115738511534753" text:continue-numbering="true" text:style-name="L2">
        <text:list-item>
          <text:p text:style-name="P7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96">Comentat apartat 1.6.4 Ejemplo de transisión de calor a través de la pared de una cámara frigorífica</text:p>
          <text:p text:style-name="P77"/>
        </text:list-item>
      </text:list>
      <text:p text:style-name="P47">Di<text:span text:style-name="T21">jous<text:tab/></text:span><text:tab/><text:span text:style-name="T19">16</text:span>/<text:span text:style-name="T13">10</text:span>/2<text:span text:style-name="T5">5</text:span></text:p>
      <text:p text:style-name="P47"/>
      <text:list xml:id="list115740413999346" text:continue-numbering="true" text:style-name="L2">
        <text:list-item>
          <text:p text:style-name="P7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96">Comentat apartat 1.6.4 i fet exercicis de transmissió de calor 1.7-4 i 5. </text:p>
        </text:list-item>
      </text:list>
      <text:p text:style-name="P47"/>
      <text:p text:style-name="P48">Di<text:span text:style-name="T22">vendres<text:tab/>17</text:span>/<text:span text:style-name="T13">10</text:span>/2<text:span text:style-name="T5">5</text:span></text:p>
      <text:p text:style-name="P48"/>
      <text:p text:style-name="P29">Repassam teoria i exercicis per preparar l'examen de proper dimarts.</text:p>
      <text:p text:style-name="P48"/>
      <text:p text:style-name="P48">Di<text:span text:style-name="T22">marts<text:tab/>21</text:span>/<text:span text:style-name="T13">10</text:span>/2<text:span text:style-name="T5">5</text:span></text:p>
      <text:p text:style-name="P48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49">Di<text:span text:style-name="T22">mecres<text:tab/>22</text:span>/<text:span text:style-name="T13">10</text:span>/2<text:span text:style-name="T5">5</text:span></text:p>
      <text:p text:style-name="P49"/>
      <text:p text:style-name="P30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30"/>
      <text:p text:style-name="P50">Di<text:span text:style-name="T24">jous<text:tab/><text:tab/>23</text:span>/<text:span text:style-name="T13">10</text:span>/2<text:span text:style-name="T5">5</text:span></text:p>
      <text:p text:style-name="P50"/>
      <text:p text:style-name="P34">Preparació examen automàtica.</text:p>
      <text:p text:style-name="P34"/>
      <text:p text:style-name="P21"/>
      <text:p text:style-name="P66">Di<text:span text:style-name="T26">vendres</text:span><text:tab/><text:span text:style-name="T27">24</text:span>/<text:span text:style-name="T28">10</text:span>/2<text:span text:style-name="T5">5</text:span></text:p>
      <text:p text:style-name="P21"/>
      <text:p text:style-name="P35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51">Di<text:span text:style-name="T22">marts<text:tab/>28</text:span>/<text:span text:style-name="T13">10</text:span>/2<text:span text:style-name="T5">5</text:span></text:p>
      <text:p text:style-name="P51"/>
      <text:list xml:id="list115739304223660" text:continue-numbering="true" text:style-name="L2">
        <text:list-item>
          <text:p text:style-name="P7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97">Comentat apartat 1.<text:span text:style-name="T29">8</text:span>.<text:span text:style-name="T29">1</text:span> <text:span text:style-name="T29">Compresión de un gas a temperatura constante</text:span></text:p>
        </text:list-item>
        <text:list-item>
          <text:p text:style-name="P97">Comentat apartat 1.<text:span text:style-name="T29">8</text:span>.<text:span text:style-name="T29">2</text:span> <text:span text:style-name="T29">Expansión de un gas a presión constante</text:span></text:p>
        </text:list-item>
        <text:list-item>
          <text:p text:style-name="P101">Mesurat pressió en 3 recipients amb refrigerant reciclat i identificat els refrigerants (R134a, R410a i R600a) per la relació pressió temperatura ambient.</text:p>
        </text:list-item>
        <text:list-item>
          <text:p text:style-name="P101">Fet buit amb una màniga plena d'aigua y una ampolla. </text:p>
        </text:list-item>
      </text:list>
      <text:p text:style-name="P51"/>
      <text:p text:style-name="P31"/>
      <text:p text:style-name="P52">Di<text:span text:style-name="T22">mecres<text:tab/>29</text:span>/<text:span text:style-name="T13">10</text:span>/2<text:span text:style-name="T5">5</text:span></text:p>
      <text:p text:style-name="P52"/>
      <text:list xml:id="list4219998780054880218" text:style-name="L5">
        <text:list-item>
          <text:p text:style-name="P89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102">Com<text:span text:style-name="T30">entem apartats 1.8.1, 2 i 3.</text:span></text:p>
        </text:list-item>
      </text:list>
      <text:p text:style-name="P36"/>
      <text:p text:style-name="P52"/>
      <text:p text:style-name="P52">Di<text:span text:style-name="T30">jous<text:tab/><text:tab/>30</text:span>/<text:span text:style-name="T13">10</text:span>/2<text:span text:style-name="T5">5</text:span></text:p>
      <text:p text:style-name="P52"/>
      <text:list xml:id="list115739663079217" text:continue-numbering="true" text:style-name="L5">
        <text:list-item>
          <text:p text:style-name="P89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102">Comencem a comentar l'apartat 1.8.4 Diagrama de Mollier (diagrama p h)</text:p>
        </text:list-item>
      </text:list>
      <text:p text:style-name="P36"/>
      <text:p text:style-name="P52"/>
      <text:p text:style-name="P65">Divendres <text:tab/>31/10/25</text:p>
      <text:p text:style-name="P65"/>
      <text:p text:style-name="P37">Festiu triat pel centre.</text:p>
      <text:p text:style-name="P31"/>
      <text:p text:style-name="P31"/>
      <text:p text:style-name="P53">Di<text:span text:style-name="T22">marts<text:tab/>04</text:span>/<text:span text:style-name="T13">11</text:span>/2<text:span text:style-name="T5">5</text:span></text:p>
      <text:p text:style-name="P53"/>
      <text:list xml:id="list115739663800549" text:continue-list="list115739304223660" text:style-name="L2">
        <text:list-item>
          <text:p text:style-name="P7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98">Comentat apartat 1.<text:span text:style-name="T32">10 Caudal y velocidad</text:span></text:p>
        </text:list-item>
        <text:list-item>
          <text:p text:style-name="P98">Comentat apartat 1.<text:span text:style-name="T32">10.1 Conservación del caudal</text:span></text:p>
        </text:list-item>
      </text:list>
      <text:p text:style-name="P32"/>
      <text:p text:style-name="P54">Di<text:span text:style-name="T22">mecres<text:tab/>05</text:span>/<text:span text:style-name="T13">11</text:span>/2<text:span text:style-name="T5">5</text:span></text:p>
      <text:p text:style-name="P54"/>
      <text:list xml:id="list115738762507179" text:continue-numbering="true" text:style-name="L2">
        <text:list-item>
          <text:p text:style-name="P80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9">Comentat apartat 1.<text:span text:style-name="T32">1 Ciclo frigorífico</text:span></text:p>
        </text:list-item>
        <text:list-item>
          <text:p text:style-name="P99">Comentat aparta<text:span text:style-name="T33">t 1.1.1 Coeficiente de funcionamiento COP y EER</text:span></text:p>
        </text:list-item>
        <text:list-item>
          <text:p text:style-name="P99">Comentat aparta<text:span text:style-name="T33">t 1.1.2 Componentes de la instalación frigorífica por compresión</text:span></text:p>
        </text:list-item>
        <text:list-item>
          <text:p text:style-name="P99"><text:span text:style-name="T33"><text:s/></text:span>Comentat aparta<text:span text:style-name="T33">t 1.1.3 Ciclo frigorífico en el diagrama p h</text:span></text:p>
        </text:list-item>
      </text:list>
      <text:p text:style-name="P33"/>
      <text:p text:style-name="P55">Di<text:span text:style-name="T34">jous<text:tab/><text:tab/>06</text:span>/<text:span text:style-name="T13">11</text:span>/2<text:span text:style-name="T5">5</text:span></text:p>
      <text:p text:style-name="P55"/>
      <text:list xml:id="list115740171508887" text:continue-numbering="true" text:style-name="L2">
        <text:list-item>
          <text:p text:style-name="P81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0">Comentat apartat 1.<text:span text:style-name="T32">1.4 Caudal másico</text:span></text:p>
        </text:list-item>
        <text:list-item>
          <text:p text:style-name="P100">Comentat apartat 1.<text:span text:style-name="T32">1.5 EER de un sistema ideal</text:span></text:p>
        </text:list-item>
      </text:list>
      <text:p text:style-name="P67">Di<text:span text:style-name="T35">vendres<text:tab/><text:tab/>07</text:span>/<text:span text:style-name="T13">11</text:span>/2<text:span text:style-name="T5">5</text:span></text:p>
      <text:p text:style-name="P56"/>
      <text:p text:style-name="P38">Sortida golondrinas</text:p>
      <text:p text:style-name="P38"/>
      <text:p text:style-name="P57">Di<text:span text:style-name="T22">marts<text:tab/>11</text:span>/<text:span text:style-name="T13">11</text:span>/2<text:span text:style-name="T5">5</text:span></text:p>
      <text:p text:style-name="P57"/>
      <text:list xml:id="list115739956509007" text:continue-numbering="true" text:style-name="L2">
        <text:list-item>
          <text:p text:style-name="P8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3">Comentem exercici 1.2-1</text:p>
        </text:list-item>
        <text:list-item>
          <text:p text:style-name="P103">Comentem exercici 1.2-2</text:p>
        </text:list-item>
      </text:list>
      <text:p text:style-name="P39"/>
      <text:p text:style-name="P58">Di<text:span text:style-name="T22">mecres<text:tab/>12</text:span>/<text:span text:style-name="T13">11</text:span>/2<text:span text:style-name="T5">5</text:span></text:p>
      <text:p text:style-name="P58"/>
      <text:list xml:id="list115738985019445" text:continue-numbering="true" text:style-name="L2">
        <text:list-item>
          <text:p text:style-name="P8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4">Comentem exercici 1.2-<text:span text:style-name="T36">2 y 3</text:span></text:p>
        </text:list-item>
      </text:list>
      <text:p text:style-name="P40"/>
      <text:p text:style-name="P59">Di<text:span text:style-name="T37">jous<text:tab/><text:tab/>13</text:span>/<text:span text:style-name="T13">11</text:span>/2<text:span text:style-name="T5">5</text:span></text:p>
      <text:p text:style-name="P59"/>
      <text:list xml:id="list115739016299810" text:continue-numbering="true" text:style-name="L2">
        <text:list-item>
          <text:p text:style-name="P8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5">Comentem exer<text:span text:style-name="T37">cicis 1.2-3 y 4.</text:span></text:p>
        </text:list-item>
      </text:list>
      <text:p text:style-name="P41"/>
      <text:p text:style-name="P60">Di<text:span text:style-name="T38">vendres<text:tab/>14</text:span>/<text:span text:style-name="T13">11</text:span>/2<text:span text:style-name="T5">5</text:span></text:p>
      <text:p text:style-name="P60"/>
      <text:list xml:id="list115739832881749" text:continue-numbering="true" text:style-name="L2">
        <text:list-item>
          <text:p text:style-name="P8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6">Comentem exer<text:span text:style-name="T37">cicis 1.2-4 y 5.</text:span></text:p>
        </text:list-item>
      </text:list>
      <text:p text:style-name="P42"/>
      <text:p text:style-name="P61">Di<text:span text:style-name="T22">marts<text:tab/>18</text:span>/<text:span text:style-name="T13">11</text:span>/2<text:span text:style-name="T5">5</text:span></text:p>
      <text:p text:style-name="P61"/>
      <text:p text:style-name="P45">Feim el segon examen de la primera avaluació.</text:p>
      <text:p text:style-name="P43"/>
      <text:p text:style-name="P43"/>
      <text:p text:style-name="P62">Di<text:span text:style-name="T22">mecres<text:tab/>19</text:span>/<text:span text:style-name="T13">11</text:span>/2<text:span text:style-name="T5">5</text:span></text:p>
      <text:p text:style-name="P62"/>
      <text:p text:style-name="P46"><text:span text:style-name="T39">Comentem</text:span> <text:span text:style-name="T39">les solucions del</text:span> segon examen de la primera avaluació.</text:p>
      <text:p text:style-name="P44"/>
      <text:p text:style-name="P63">Di<text:span text:style-name="T40">jous<text:tab/><text:tab/>20</text:span>/<text:span text:style-name="T13">11</text:span>/2<text:span text:style-name="T5">5</text:span></text:p>
      <text:p text:style-name="P63"/>
      <text:list xml:id="list115739312838235" text:continue-numbering="true" text:style-name="L2">
        <text:list-item>
          <text:p text:style-name="P8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7">Comentem <text:span text:style-name="T40">l'</text:span>exer<text:span text:style-name="T37">cici 1.2-6.</text:span></text:p>
        </text:list-item>
      </text:list>
      <text:p text:style-name="P64"/>
      <text:p text:style-name="P64">Di<text:span text:style-name="T38">vendres<text:tab/>21</text:span>/<text:span text:style-name="T13">11</text:span>/2<text:span text:style-name="T5">5</text:span></text:p>
      <text:p text:style-name="P64"/>
      <text:p text:style-name="P108">Feim l'examen de recuperació del primer examen de la primera avaluació.</text:p>
      <text:p text:style-name="P108"/>
      <text:p text:style-name="P112"/>
      <text:p text:style-name="P112">Di<text:span text:style-name="T22">marts<text:tab/>25</text:span>/<text:span text:style-name="T13">11</text:span>/2<text:span text:style-name="T5">5</text:span></text:p>
      <text:p text:style-name="P112"/>
      <text:p text:style-name="P109">Feim el segon examen de la primera avaluació.</text:p>
      <text:p text:style-name="P110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110"/>
      <text:p text:style-name="P112"/>
      <text:p text:style-name="P113">Di<text:span text:style-name="T22">mecres<text:tab/>26</text:span>/<text:span text:style-name="T13">11</text:span>/2<text:span text:style-name="T5">5</text:span></text:p>
      <text:p text:style-name="P112"/>
      <text:p text:style-name="P109">Feim el segon examen de la primera avaluació.</text:p>
      <text:p text:style-name="P110"/>
      <text:list xml:id="list115739328676658" text:continue-numbering="true" text:style-name="L2">
        <text:list-item>
          <text:p text:style-name="P8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11">Comentem apartat 1.3 Influencia del sobrecalentamiento y subenfriamiento en la eficiencia y el compresor.</text:p>
        </text:list-item>
        <text:list-item>
          <text:p text:style-name="P111">Comentem apartat 1.4 Puntos de medición de temperatura y pres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27T11:57:38.165958091</dc:date>
    <meta:editing-duration>PT2H6M24S</meta:editing-duration>
    <meta:editing-cycles>227</meta:editing-cycles>
    <meta:document-statistic meta:table-count="0" meta:image-count="0" meta:object-count="0" meta:page-count="5" meta:paragraph-count="126" meta:word-count="720" meta:character-count="4482" meta:non-whitespace-character-count="3918"/>
  </office:meta>
</office:document-meta>
</file>